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42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318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889cm" svg:height="0.889cm" svg:x="6.20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7.60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8.493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9.38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889cm" svg:height="0.889cm" svg:x="10.271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1.668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2.557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13.446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889cm" svg:height="0.889cm" svg:x="14.335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5.732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6.62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17.51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0.889cm" svg:height="0.889cm" svg:x="18.399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3.54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4.429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0.889cm" svg:x="5.318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0.889cm" svg:x="6.207cm" svg:y="3.9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3.5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4.429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5.318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889cm" svg:height="0.889cm" svg:x="6.207cm" svg:y="5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3.54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4.429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89cm" svg:height="0.889cm" svg:x="5.318cm" svg:y="6.2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889cm" svg:height="0.889cm" svg:x="6.207cm" svg:y="6.2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4.429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9cm" svg:height="0.889cm" svg:x="5.318cm" svg:y="7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0.889cm" svg:height="0.889cm" svg:x="6.207cm" svg:y="7.3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787cm" svg:height="0.762cm" svg:x="2.485cm" svg:y="3.9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787cm" svg:height="0.762cm" svg:x="2.499cm" svg:y="5.1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787cm" svg:height="0.762cm" svg:x="2.524cm" svg:y="6.33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787cm" svg:height="0.762cm" svg:x="2.499cm" svg:y="7.47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66cm" svg:height="0.762cm" svg:x="2.485cm" svg:y="2.3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6" draw:text-style-name="P1" draw:layer="layout" draw:type="curve" draw:line-skew="-0.242cm" svg:x1="7.096cm" svg:y1="2.714cm" svg:x2="7.096cm" svg:y2="4.365cm" draw:start-shape="id1" draw:start-glue-point="1" draw:end-shape="id2" draw:end-glue-point="1" svg:d="m7096 2714c387 0 387 1651 0 1651">
          <text:p/>
        </draw:connector>
        <draw:connector draw:style-name="gr6" draw:text-style-name="P1" draw:layer="layout" draw:type="curve" draw:line-skew="-0.496cm" svg:x1="11.16cm" svg:y1="2.714cm" svg:x2="7.096cm" svg:y2="5.508cm" draw:start-shape="id3" draw:start-glue-point="1" draw:end-shape="id4" draw:end-glue-point="1" svg:d="m11160 2714c6 0 2038 2794-4064 2794">
          <text:p/>
        </draw:connector>
        <draw:connector draw:style-name="gr6" draw:text-style-name="P1" draw:layer="layout" draw:type="curve" draw:line-skew="-0.623cm" svg:x1="15.224cm" svg:y1="2.714cm" svg:x2="7.096cm" svg:y2="6.651cm" draw:start-shape="id5" draw:start-glue-point="1" draw:end-shape="id6" draw:end-glue-point="1" svg:d="m15224 2714c-184 0 3879 3937-8128 3937">
          <text:p/>
        </draw:connector>
        <draw:connector draw:style-name="gr6" draw:text-style-name="P1" draw:layer="layout" draw:type="curve" draw:line-skew="-0.877cm" svg:x1="19.288cm" svg:y1="2.714cm" svg:x2="7.096cm" svg:y2="7.794cm" draw:start-shape="id7" draw:start-glue-point="1" draw:end-shape="id8" draw:end-glue-point="1" svg:d="m19288 2714c-565 0 5530 5080-12192 50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21:05:27</meta:creation-date>
    <dc:date>2013-03-07T19:26:42</dc:date>
    <meta:editing-duration>PT22M8S</meta:editing-duration>
    <meta:editing-cycles>9</meta:editing-cycles>
    <meta:generator>LibreOffice/3.6$Linux_X86_64 LibreOffice_project/360m1$Build-2</meta:generator>
    <meta:document-statistic meta:object-count="41"/>
  </office:meta>
</office:document-meta>
</file>

<file path=Object 1/content.xml><?xml version="1.0" encoding="utf-8"?>
<math xmlns="http://www.w3.org/1998/Math/MathML">
  <semantics>
    <mrow>
      <msub>
        <mi>t</mi>
        <mrow>
          <mn>0j</mn>
        </mrow>
      </msub>
    </mrow>
    <annotation encoding="StarMath 5.0">t_{0j}</annotation>
  </semantics>
</math>
</file>

<file path=Object 2/content.xml><?xml version="1.0" encoding="utf-8"?>
<math xmlns="http://www.w3.org/1998/Math/MathML">
  <semantics>
    <mrow>
      <msub>
        <mi>t</mi>
        <mrow>
          <mn>1j</mn>
        </mrow>
      </msub>
    </mrow>
    <annotation encoding="StarMath 5.0">t_{1j}</annotation>
  </semantics>
</math>
</file>

<file path=Object 3/content.xml><?xml version="1.0" encoding="utf-8"?>
<math xmlns="http://www.w3.org/1998/Math/MathML">
  <semantics>
    <mrow>
      <msub>
        <mi>t</mi>
        <mrow>
          <mn>2j</mn>
        </mrow>
      </msub>
    </mrow>
    <annotation encoding="StarMath 5.0">t_{2j}</annotation>
  </semantics>
</math>
</file>

<file path=Object 4/content.xml><?xml version="1.0" encoding="utf-8"?>
<math xmlns="http://www.w3.org/1998/Math/MathML">
  <semantics>
    <mrow>
      <msub>
        <mi>t</mi>
        <mrow>
          <mn>3j</mn>
        </mrow>
      </msub>
    </mrow>
    <annotation encoding="StarMath 5.0">t_{3j}</annotation>
  </semantics>
</math>
</file>

<file path=Object 5/content.xml><?xml version="1.0" encoding="utf-8"?>
<math xmlns="http://www.w3.org/1998/Math/MathML">
  <semantics>
    <mrow>
      <msub>
        <mi>r</mi>
        <mi>i</mi>
      </msub>
    </mrow>
    <annotation encoding="StarMath 5.0">r_i</annotation>
  </semantics>
</math>
</file>